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_5f_-title">
      <style:graphic-properties fo:min-height="3.506cm"/>
    </style:style>
    <style:style style:name="pr6" style:family="presentation" style:parent-style-name="Default_5f_-outline1">
      <style:graphic-properties fo:min-height="11.93cm"/>
    </style:style>
    <style:style style:name="pr7" style:family="presentation" style:parent-style-name="Default_5f_-notes">
      <style:graphic-properties draw:fill-color="#ffffff" fo:min-height="13.364cm"/>
    </style:style>
    <style:style style:name="P1" style:family="paragraph">
      <style:text-properties fo:font-size="20pt"/>
    </style:style>
    <style:style style:name="P2" style:family="paragraph">
      <style:paragraph-properties fo:margin-left="2.54cm" fo:margin-right="0cm" fo:margin-top="0cm" fo:margin-bottom="0cm" fo:text-indent="0cm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2.179cm" svg:x="1.4cm" svg:y="4.914cm" presentation:class="subtitle" presentation:user-transformed="true">
          <draw:text-box>
            <text:p>Synda</text:p>
            <text:p/>
            <text:p/>
            <text:p><text:span text:style-name="T1">29 avril 20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troduction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ommand line tool to interact with the ESGF archive</text:p>
              </text:list-item>
              <text:list-item>
                <text:p>Features</text:p>
                <text:list>
                  <text:list-item>
                    <text:p>Discovery / Search</text:p>
                  </text:list-item>
                  <text:list-item>
                    <text:p>Download</text:p>
                  </text:list-item>
                  <text:list-item>
                    <text:p>Template based data management</text:p>
                  </text:list-item>
                  <text:list-item>
                    <text:p>Already downloaded data management</text:p>
                  </text:list-item>
                </text:list>
              </text:list-item>
              <text:list-item>
                <text:p>Python / Sqlite bas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scovery / Search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xplore facets using 'param' command</text:p>
                <text:list>
                  <text:list-item>
                    <text:p>synda param realm</text:p>
                  </text:list-item>
                  <text:list-item>
                    <text:p>synda param model MPI</text:p>
                  </text:list-item>
                </text:list>
              </text:list-item>
              <text:list-item>
                <text:p>List ESGF data using 'search' command</text:p>
                <text:list>
                  <text:list-item>
                    <text:p>synda search CMIP5 -d</text:p>
                  </text:list-item>
                  <text:list-item>
                    <text:p>synda search mon tasmax -f</text:p>
                  </text:list-item>
                  <text:list-item>
                    <text:p>synda search CMIP5 va day -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wnload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Daemon running in background</text:p>
              </text:list-item>
              <text:list-item>
                <text:p>Protocol Http or GridFtp</text:p>
              </text:list-item>
              <text:list-item>
                <text:p>Automatic X509 certificate renewal</text:p>
              </text:list-item>
              <text:list-item>
                <text:p>Download queue interaction</text:p>
                <text:list>
                  <text:list-item>
                    <text:p>synda install</text:p>
                  </text:list-item>
                  <text:list-item>
                    <text:p>synda remove</text:p>
                  </text:list-item>
                  <text:list-item>
                    <text:p>synda watch</text:p>
                  </text:list-item>
                  <text:list-item>
                    <text:p>synda que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mplates based data managemen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Data requests details stored in templates</text:p>
              </text:list-item>
            </text:list>
            <text:p text:style-name="P2"><text:span text:style-name="T2">project=CMIP5</text:span></text:p>
            <text:p text:style-name="P2"><text:span text:style-name="T2">experiment=amip</text:span></text:p>
            <text:p text:style-name="P2"><text:span text:style-name="T2">model=IPSL-CM5A-LR CNRM-CM5</text:span></text:p>
            <text:p text:style-name="P2"><text:span text:style-name="T2">ensemble=r1i1p1</text:span></text:p>
            <text:p text:style-name="P2"><text:span text:style-name="T2">variable[atmos][3hr]=cltc zfull zhalf pfull</text:span></text:p>
            <text:p text:style-name="P2"><text:span text:style-name="T2">variable[atmos][mon]=clt hfls hfss</text:span></text:p>
            <text:p text:style-name="P2"><text:span text:style-name="T2">#</text:span></text:p>
            <text:p text:style-name="P2"><text:span text:style-name="T2">searchapi_host=esgf-node.ipsl.fr</text:span></text:p>
            <text:p text:style-name="P2"><text:span text:style-name="T2">distrib=true</text:span></text:p>
            <text:p text:style-name="P2"><text:span text:style-name="T2">protocol=http</text:span></text:p>
            <text:p text:style-name="P2"><text:span text:style-name="T2">local_path_format=treevar</text:span></text:p>
            <text:p text:style-name="P2"><text:span text:style-name="T2">local_path_product_format=mer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lready downloaded data managemen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List local files</text:p>
                <text:list>
                  <text:list-item>
                    <text:p>synda list -f </text:p>
                  </text:list-item>
                </text:list>
              </text:list-item>
              <text:list-item>
                <text:p>Update datasets to new version</text:p>
                <text:list>
                  <text:list-item>
                    <text:p>synda upgrade</text:p>
                  </text:list-item>
                </text:list>
              </text:list-item>
              <text:list-item>
                <text:p>Remove datasets old versions</text:p>
                <text:list>
                  <text:list-item>
                    <text:p>synda autoremove</text:p>
                  </text:list-item>
                </text:list>
              </text:list-item>
              <text:list-item>
                <text:p>Show add / remove history</text:p>
                <text:list>
                  <text:list-item>
                    <text:p>synda his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draw:frame presentation:style-name="pr5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6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Website</text:span></text:p>
                <text:list>
                  <text:list-item>
                    <text:p><text:span text:style-name="T1"><text:a xlink:href="https://github.com/Prodiguer/synda" xlink:type="simple">https://github.com/Prodiguer/synda</text:a></text:span></text:p>
                  </text:list-item>
                </text:list>
              </text:list-item>
              <text:list-item>
                <text:p><text:span text:style-name="T1">Contact</text:span></text:p>
                <text:list>
                  <text:list-item>
                    <text:p><text:span text:style-name="T1">sdipsl AT ipsl DOT jussieu DOT fr</text:span></text:p>
                  </text:list-item>
                  <text:list-item>
                    <text:p><text:span text:style-name="T1">jripsl AT ipsl DOT jussieu DOT f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3.68cm" svg:height="3.468cm" svg:x="11.7cm" svg:y="10.214cm" presentation:class="outline" presentation:user-transformed="true">
          <draw:text-box>
            <text:list text:style-name="L2">
              <text:list-header>
                <text:p text:style-name="P4">End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rome </meta:initial-creator>
    <meta:creation-date>2013-10-06T10:07:49.378958244</meta:creation-date>
    <dc:date>2015-04-28T09:37:41.947614240</dc:date>
    <dc:creator>jerome </dc:creator>
    <meta:editing-duration>P1DT8H26M46S</meta:editing-duration>
    <meta:editing-cycles>479</meta:editing-cycles>
    <meta:generator>LibreOffice/4.3.3.2$Linux_X86_64 LibreOffice_project/430m0$Build-2</meta:generator>
    <meta:document-statistic meta:object-count="55"/>
  </office:meta>
</office:document-meta>
</file>